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cm" fo:margin-bottom="0cm" style:contextual-spacing="false"/>
    </style:style>
    <style:style style:name="P3" style:family="paragraph" style:parent-style-name="Text_20_body" style:list-style-name="L2"/>
    <style:style style:name="P4" style:family="paragraph" style:parent-style-name="Text_20_body" style:list-style-name="L2">
      <style:paragraph-properties fo:margin-top="0cm" fo:margin-bottom="0cm" style:contextual-spacing="false"/>
    </style:style>
    <style:style style:name="P5" style:family="paragraph" style:parent-style-name="Preformatted_20_Text">
      <style:paragraph-properties fo:margin-left="0cm" fo:margin-right="0cm" fo:text-indent="0cm" style:auto-text-indent="false" style:writing-mode="lr-tb"/>
    </style:style>
    <style:style style:name="P6" style:family="paragraph" style:parent-style-name="Preformatted_20_Text">
      <style:paragraph-properties style:writing-mode="lr-tb"/>
    </style:style>
    <style:style style:name="P7" style:family="paragraph" style:parent-style-name="Preformatted_20_Text">
      <style:paragraph-properties fo:margin-top="0cm" fo:margin-bottom="0.499cm" style:contextual-spacing="false" style:writing-mode="lr-tb"/>
    </style:style>
    <style:style style:name="P8" style:family="paragraph" style:parent-style-name="Text_20_body" style:list-style-name="L3"/>
    <style:style style:name="P9" style:family="paragraph" style:parent-style-name="Text_20_body" style:list-style-name="L3">
      <style:paragraph-properties fo:margin-top="0cm" fo:margin-bottom="0cm" style:contextual-spacing="false"/>
    </style:style>
    <style:style style:name="P10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11" style:family="paragraph" style:parent-style-name="Text_20_body" style:list-style-name="L4"/>
    <style:style style:name="P12" style:family="paragraph" style:parent-style-name="Text_20_body" style:list-style-name="L5">
      <style:paragraph-properties fo:margin-top="0cm" fo:margin-bottom="0cm" style:contextual-spacing="false"/>
    </style:style>
    <style:style style:name="P13" style:family="paragraph" style:parent-style-name="Text_20_body" style:list-style-name="L5"/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Para crear un bot de WhatsApp en Python que pueda recibir una nota de voz y luego enviar ese audio a ChatGPT como un <text:span text:style-name="Emphasis">prompt</text:span>, puedes seguir estos pasos generales. Necesitarás integrar la API de WhatsApp (usualmente usando Twilio) para recibir los mensajes, procesar el audio y luego usar la API de OpenAI para enviar el texto a ChatGPT. Aquí te dejo una guía:</text:p>
      <text:h text:style-name="Heading_20_3" text:outline-level="3">Requisitos previos:</text:h>
      <text:list text:style-name="L1">
        <text:list-item>
          <text:p text:style-name="P1"><text:span text:style-name="Strong_20_Emphasis">API de WhatsApp:</text:span></text:p>
          <text:list>
            <text:list-item>
              <text:p text:style-name="P2">Para interactuar con WhatsApp, puedes usar <text:span text:style-name="Strong_20_Emphasis">Twilio WhatsApp API</text:span>. Necesitarás una cuenta en Twilio y un número verificado en el sandbox de WhatsApp.</text:p>
            </text:list-item>
          </text:list>
        </text:list-item>
        <text:list-item>
          <text:p text:style-name="P1"><text:span text:style-name="Strong_20_Emphasis">API de OpenAI:</text:span></text:p>
          <text:list>
            <text:list-item>
              <text:p text:style-name="P2">Obtener una clave API de OpenAI para poder usar ChatGPT.</text:p>
            </text:list-item>
          </text:list>
        </text:list-item>
        <text:list-item>
          <text:p text:style-name="P1"><text:span text:style-name="Strong_20_Emphasis">Bibliotecas necesarias en Python:</text:span></text:p>
          <text:list>
            <text:list-item>
              <text:p text:style-name="P2"><text:span text:style-name="Source_20_Text">twilio</text:span> para manejar mensajes de WhatsApp.</text:p>
            </text:list-item>
            <text:list-item>
              <text:p text:style-name="P2"><text:span text:style-name="Source_20_Text">pydub</text:span> o <text:span text:style-name="Source_20_Text">speech_recognition</text:span> para manejar y convertir archivos de audio a texto.</text:p>
            </text:list-item>
            <text:list-item>
              <text:p text:style-name="P2"><text:span text:style-name="Source_20_Text">openai</text:span> para interactuar con la API de ChatGPT.</text:p>
            </text:list-item>
          </text:list>
        </text:list-item>
        <text:list-item>
          <text:p text:style-name="P1"><text:span text:style-name="Strong_20_Emphasis">Servidor:</text:span></text:p>
          <text:list>
            <text:list-item>
              <text:p text:style-name="P1">Necesitarás un servidor para recibir los webhooks de Twilio, donde puedes usar <text:span text:style-name="Strong_20_Emphasis">Flask</text:span> o <text:span text:style-name="Strong_20_Emphasis">FastAPI</text:span>.</text:p>
            </text:list-item>
          </text:list>
        </text:list-item>
      </text:list>
      <text:h text:style-name="Heading_20_3" text:outline-level="3">Pasos:</text:h>
      <text:list text:style-name="L2">
        <text:list-item>
          <text:p text:style-name="P3"><text:span text:style-name="Strong_20_Emphasis">Configura Twilio para recibir notas de voz:</text:span></text:p>
          <text:list>
            <text:list-item>
              <text:p text:style-name="P4">Registra tu cuenta en Twilio.</text:p>
            </text:list-item>
            <text:list-item>
              <text:p text:style-name="P4">Configura el sandbox de WhatsApp para recibir mensajes.</text:p>
            </text:list-item>
            <text:list-item>
              <text:p text:style-name="P4">Twilio te enviará un webhook cada vez que recibas un mensaje. Aquí puedes manejar las notas de voz (audio) recibidas.</text:p>
            </text:list-item>
          </text:list>
        </text:list-item>
        <text:list-item>
          <text:p text:style-name="P3"><text:span text:style-name="Strong_20_Emphasis">Crea el servidor usando Flask para manejar los webhooks de Twilio:</text:span></text:p>
        </text:list-item>
      </text:list>
      <text:p text:style-name="Preformatted_20_Text">python</text:p>
      <text:p text:style-name="Preformatted_20_Text">Copiar código</text:p>
      <text:p text:style-name="P5"><text:span text:style-name="Source_20_Text">from flask import Flask, request, jsonify</text:span></text:p>
      <text:p text:style-name="P6"><text:span text:style-name="Source_20_Text">from twilio.twiml.messaging_response import MessagingResponse</text:span></text:p>
      <text:p text:style-name="P6"><text:span text:style-name="Source_20_Text">import requests</text:span></text:p>
      <text:p text:style-name="P6"><text:span text:style-name="Source_20_Text">import openai</text:span></text:p>
      <text:p text:style-name="P6"/>
      <text:p text:style-name="P6"><text:span text:style-name="Source_20_Text">app = Flask(__name__)</text:span></text:p>
      <text:p text:style-name="P6"/>
      <text:p text:style-name="P6"><text:span text:style-name="Source_20_Text"># Configurar OpenAI API key</text:span></text:p>
      <text:p text:style-name="P6"><text:span text:style-name="Source_20_Text">openai.api_key = "tu_clave_api_openai"</text:span></text:p>
      <text:p text:style-name="P6"/>
      <text:p text:style-name="P6"><text:span text:style-name="Source_20_Text">@app.route("/whatsapp", methods=["POST"])</text:span></text:p>
      <text:p text:style-name="P6"><text:span text:style-name="Source_20_Text">def whatsapp_webhook():</text:span></text:p>
      <text:p text:style-name="P6"><text:span text:style-name="Source_20_Text"><text:s text:c="4"/># Obtener datos del webhook</text:span></text:p>
      <text:p text:style-name="P6"><text:span text:style-name="Source_20_Text"><text:s text:c="4"/>incoming_msg = request.values.get('Body', '').lower()</text:span></text:p>
      <text:p text:style-name="P6"><text:span text:style-name="Source_20_Text"><text:s text:c="4"/>media_url = request.values.get('MediaUrl0') <text:s/># URL de la nota de voz</text:span></text:p>
      <text:p text:style-name="P6"><text:span text:style-name="Source_20_Text"><text:s text:c="4"/>media_type = request.values.get('MediaContentType0') <text:s/># Tipo de archivo</text:span></text:p>
      <text:p text:style-name="P6"/>
      <text:p text:style-name="P6"><text:span text:style-name="Source_20_Text"><text:s text:c="4"/>resp = MessagingResponse()</text:span></text:p>
      <text:p text:style-name="P6"/>
      <text:p text:style-name="P6"><text:soft-page-break/><text:span text:style-name="Source_20_Text"><text:s text:c="4"/>if media_url and 'audio' in media_type:</text:span></text:p>
      <text:p text:style-name="P6"><text:span text:style-name="Source_20_Text"><text:s text:c="8"/># Descargar la nota de voz</text:span></text:p>
      <text:p text:style-name="P6"><text:span text:style-name="Source_20_Text"><text:s text:c="8"/>audio_response = requests.get(media_url)</text:span></text:p>
      <text:p text:style-name="P6"/>
      <text:p text:style-name="P6"><text:span text:style-name="Source_20_Text"><text:s text:c="8"/># Guardar la nota de voz en el servidor temporalmente</text:span></text:p>
      <text:p text:style-name="P6"><text:span text:style-name="Source_20_Text"><text:s text:c="8"/>audio_file = "nota_de_voz.ogg"</text:span></text:p>
      <text:p text:style-name="P6"><text:span text:style-name="Source_20_Text"><text:s text:c="8"/>with open(audio_file, "wb") as f:</text:span></text:p>
      <text:p text:style-name="P6"><text:span text:style-name="Source_20_Text"><text:s text:c="12"/>f.write(audio_response.content)</text:span></text:p>
      <text:p text:style-name="P6"/>
      <text:p text:style-name="P6"><text:span text:style-name="Source_20_Text"><text:s text:c="8"/># Convertir la nota de voz a texto</text:span></text:p>
      <text:p text:style-name="P6"><text:span text:style-name="Source_20_Text"><text:s text:c="8"/>transcribed_text = convert_audio_to_text(audio_file)</text:span></text:p>
      <text:p text:style-name="P6"/>
      <text:p text:style-name="P6"><text:span text:style-name="Source_20_Text"><text:s text:c="8"/>if transcribed_text:</text:span></text:p>
      <text:p text:style-name="P6"><text:span text:style-name="Source_20_Text"><text:s text:c="12"/># Enviar el texto a la API de ChatGPT</text:span></text:p>
      <text:p text:style-name="P6"><text:span text:style-name="Source_20_Text"><text:s text:c="12"/>response_text = send_to_chatgpt(transcribed_text)</text:span></text:p>
      <text:p text:style-name="P6"/>
      <text:p text:style-name="P6"><text:span text:style-name="Source_20_Text"><text:s text:c="12"/># Responder al usuario</text:span></text:p>
      <text:p text:style-name="P6"><text:span text:style-name="Source_20_Text"><text:s text:c="12"/>resp.message(response_text)</text:span></text:p>
      <text:p text:style-name="P6"><text:span text:style-name="Source_20_Text"><text:s text:c="8"/>else:</text:span></text:p>
      <text:p text:style-name="P6"><text:span text:style-name="Source_20_Text"><text:s text:c="12"/>resp.message("No pude procesar la nota de voz.")</text:span></text:p>
      <text:p text:style-name="P6"><text:span text:style-name="Source_20_Text"><text:s text:c="4"/>else:</text:span></text:p>
      <text:p text:style-name="P6"><text:span text:style-name="Source_20_Text"><text:s text:c="8"/>resp.message("Por favor, envíame una nota de voz.")</text:span></text:p>
      <text:p text:style-name="P6"/>
      <text:p text:style-name="P6"><text:span text:style-name="Source_20_Text"><text:s text:c="4"/>return str(resp)</text:span></text:p>
      <text:p text:style-name="P6"/>
      <text:p text:style-name="P6"><text:span text:style-name="Source_20_Text">def convert_audio_to_text(audio_file):</text:span></text:p>
      <text:p text:style-name="P6"><text:span text:style-name="Source_20_Text"><text:s text:c="4"/># Aquí puedes usar pydub o speech_recognition para convertir el audio a texto</text:span></text:p>
      <text:p text:style-name="P6"><text:span text:style-name="Source_20_Text"><text:s text:c="4"/>import speech_recognition as sr</text:span></text:p>
      <text:p text:style-name="P6"><text:span text:style-name="Source_20_Text"><text:s text:c="4"/>recognizer = sr.Recognizer()</text:span></text:p>
      <text:p text:style-name="P6"><text:span text:style-name="Source_20_Text"><text:s text:c="4"/></text:span></text:p>
      <text:p text:style-name="P6"><text:span text:style-name="Source_20_Text"><text:s text:c="4"/>try:</text:span></text:p>
      <text:p text:style-name="P6"><text:span text:style-name="Source_20_Text"><text:s text:c="8"/>with sr.AudioFile(audio_file) as source:</text:span></text:p>
      <text:p text:style-name="P6"><text:span text:style-name="Source_20_Text"><text:s text:c="12"/>audio = recognizer.record(source)</text:span></text:p>
      <text:p text:style-name="P6"><text:span text:style-name="Source_20_Text"><text:s text:c="12"/>text = recognizer.recognize_google(audio, language="es-ES") <text:s/># Puedes cambiar el idioma según sea necesario</text:span></text:p>
      <text:p text:style-name="P6"><text:span text:style-name="Source_20_Text"><text:s text:c="8"/>return text</text:span></text:p>
      <text:p text:style-name="P6"><text:span text:style-name="Source_20_Text"><text:s text:c="4"/>except Exception as e:</text:span></text:p>
      <text:p text:style-name="P6"><text:span text:style-name="Source_20_Text"><text:s text:c="8"/>print(f"Error al transcribir el audio: {e}")</text:span></text:p>
      <text:p text:style-name="P6"><text:span text:style-name="Source_20_Text"><text:s text:c="8"/>return None</text:span></text:p>
      <text:p text:style-name="P6"/>
      <text:p text:style-name="P6"><text:span text:style-name="Source_20_Text">def send_to_chatgpt(prompt):</text:span></text:p>
      <text:p text:style-name="P6"><text:span text:style-name="Source_20_Text"><text:s text:c="4"/># Configurar y enviar el prompt a la API de OpenAI</text:span></text:p>
      <text:p text:style-name="P6"><text:span text:style-name="Source_20_Text"><text:s text:c="4"/>response = openai.Completion.create(</text:span></text:p>
      <text:p text:style-name="P6"><text:span text:style-name="Source_20_Text"><text:s text:c="8"/>engine="text-davinci-003",</text:span></text:p>
      <text:p text:style-name="P6"><text:span text:style-name="Source_20_Text"><text:s text:c="8"/>prompt=prompt,</text:span></text:p>
      <text:p text:style-name="P6"><text:span text:style-name="Source_20_Text"><text:s text:c="8"/>max_tokens=150</text:span></text:p>
      <text:p text:style-name="P6"><text:span text:style-name="Source_20_Text"><text:s text:c="4"/>)</text:span></text:p>
      <text:p text:style-name="P6"><text:span text:style-name="Source_20_Text"><text:s text:c="4"/>return response.choices[0].text.strip()</text:span></text:p>
      <text:p text:style-name="P6"/>
      <text:p text:style-name="P6"><text:span text:style-name="Source_20_Text">if __name__ == "__main__":</text:span></text:p>
      <text:p text:style-name="P7"><text:span text:style-name="Source_20_Text"><text:s text:c="4"/>app.run(debug=True)</text:span></text:p>
      <text:h text:style-name="Heading_20_3" text:outline-level="3">Explicación del código:</text:h>
      <text:list text:style-name="L3">
        <text:list-item>
          <text:p text:style-name="P8"><text:span text:style-name="Strong_20_Emphasis">Webhook de WhatsApp:</text:span></text:p>
          <text:list>
            <text:list-item>
              <text:p text:style-name="P9">El servidor Flask escucha en <text:span text:style-name="Source_20_Text">/whatsapp</text:span> para recibir los mensajes de WhatsApp.</text:p>
            </text:list-item>
            <text:list-item>
              <text:p text:style-name="P9">Si el mensaje incluye una nota de voz (<text:span text:style-name="Source_20_Text">MediaUrl0</text:span>), descargará el archivo de audio.</text:p>
            </text:list-item>
          </text:list>
        </text:list-item>
        <text:list-item>
          <text:p text:style-name="P8"><text:span text:style-name="Strong_20_Emphasis">Conversión de audio a texto:</text:span></text:p>
          <text:list>
            <text:list-item>
              <text:p text:style-name="P9"><text:soft-page-break/>Se usa <text:span text:style-name="Source_20_Text">speech_recognition</text:span> para transcribir el archivo de audio a texto.</text:p>
            </text:list-item>
            <text:list-item>
              <text:p text:style-name="P9">El archivo de audio se convierte usando Google Speech Recognition, aunque podrías usar otras opciones si prefieres.</text:p>
            </text:list-item>
          </text:list>
        </text:list-item>
        <text:list-item>
          <text:p text:style-name="P8"><text:span text:style-name="Strong_20_Emphasis">Integración con ChatGPT:</text:span></text:p>
          <text:list>
            <text:list-item>
              <text:p text:style-name="P9">El texto transcrito se envía a ChatGPT usando la API de OpenAI.</text:p>
            </text:list-item>
            <text:list-item>
              <text:p text:style-name="P8">La respuesta de ChatGPT se envía de vuelta al usuario de WhatsApp como un mensaje de texto.</text:p>
            </text:list-item>
          </text:list>
        </text:list-item>
      </text:list>
      <text:h text:style-name="Heading_20_3" text:outline-level="3">Requisitos de instalación:</text:h>
      <text:p text:style-name="Text_20_body">Instala las bibliotecas necesarias con:</text:p>
      <text:p text:style-name="Preformatted_20_Text">bash</text:p>
      <text:p text:style-name="Preformatted_20_Text">Copiar código</text:p>
      <text:p text:style-name="P10"><text:span text:style-name="Source_20_Text">pip install flask twilio openai pydub speechrecognition</text:span></text:p>
      <text:p text:style-name="Text_20_body">Además, necesitarás instalar <text:span text:style-name="Source_20_Text">ffmpeg</text:span> para procesar archivos de audio si usas <text:span text:style-name="Source_20_Text">pydub</text:span> o <text:span text:style-name="Source_20_Text">speech_recognition</text:span>.</text:p>
      <text:h text:style-name="Heading_20_3" text:outline-level="3">Configuración en Twilio:</text:h>
      <text:list text:style-name="L4">
        <text:list-item>
          <text:p text:style-name="P11">Ve a tu consola de Twilio y configura el campo <text:span text:style-name="Strong_20_Emphasis">Webhook URL</text:span> para que apunte a tu servidor donde se ejecuta el script de Flask (por ejemplo, <text:span text:style-name="Source_20_Text">https://tuservidor.com/whatsapp</text:span>).</text:p>
        </text:list-item>
      </text:list>
      <text:h text:style-name="Heading_20_3" text:outline-level="3">Notas adicionales:</text:h>
      <text:list text:style-name="L5">
        <text:list-item>
          <text:p text:style-name="P12">Si recibes archivos de audio en otro formato (como .opus desde WhatsApp), puedes convertirlos usando <text:span text:style-name="Source_20_Text">pydub</text:span> o <text:span text:style-name="Source_20_Text">ffmpeg</text:span> antes de la transcripción.</text:p>
        </text:list-item>
        <text:list-item>
          <text:p text:style-name="P13">Asegúrate de que tu servidor esté accesible desde Internet y que tenga un certificado SSL válido (puedes usar <text:span text:style-name="Strong_20_Emphasis">ngrok</text:span> para pruebas locales).</text:p>
        </text:list-item>
      </text:list>
      <text:p text:style-name="Text_20_body">Esto te permitirá recibir notas de voz en WhatsApp, convertirlas en texto y luego enviarlas a ChatGPT para obtener una respuesta.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VE" style:letter-kerning="true" style:font-name-asian="Noto Sans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VE" style:letter-kerning="true" style:font-name-asian="Noto Sans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ans" style:font-family-asian="'Noto Sans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0T19:08:27.457633418</meta:creation-date>
    <dc:date>2024-10-10T19:08:47.741465927</dc:date>
    <meta:editing-duration>PT20S</meta:editing-duration>
    <meta:editing-cycles>1</meta:editing-cycles>
    <meta:document-statistic meta:table-count="0" meta:image-count="0" meta:object-count="0" meta:page-count="3" meta:paragraph-count="98" meta:word-count="683" meta:character-count="4889" meta:non-whitespace-character-count="4019"/>
    <meta:generator>LibreOffice/24.8.1.2$Linux_X86_64 LibreOffice_project/480$Build-2</meta:generator>
  </office:meta>
</office:document-meta>
</file>